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100" officeooo:paragraph-rsid="001e8100"/>
    </style:style>
    <style:style style:name="P2" style:family="paragraph" style:parent-style-name="Standard" style:list-style-name="L1">
      <style:text-properties officeooo:rsid="001e8100" officeooo:paragraph-rsid="001e8100"/>
    </style:style>
    <style:style style:name="P3" style:family="paragraph" style:parent-style-name="Standard" style:list-style-name="L2">
      <style:text-properties officeooo:rsid="001e8100" officeooo:paragraph-rsid="001e8100"/>
    </style:style>
    <style:style style:name="P4" style:family="paragraph" style:parent-style-name="Standard">
      <style:text-properties officeooo:rsid="001e8100" officeooo:paragraph-rsid="001e8100"/>
    </style:style>
    <style:style style:name="P5" style:family="paragraph" style:parent-style-name="Standard">
      <style:text-properties fo:font-weight="bold" officeooo:rsid="001e8100" officeooo:paragraph-rsid="001e8100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1e8100" officeooo:paragraph-rsid="001e8100" style:font-size-asian="14pt" style:font-size-complex="14pt"/>
    </style:style>
    <style:style style:name="T1" style:family="text">
      <style:text-properties officeooo:rsid="001e8100"/>
    </style:style>
    <style:style style:name="T2" style:family="text">
      <style:text-properties officeooo:rsid="00205875"/>
    </style:style>
    <style:style style:name="T3" style:family="text">
      <style:text-properties officeooo:rsid="00217862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DROID DEVELOPMENT: SESSION 1</text:p>
      <text:p text:style-name="Standard"/>
      <text:p text:style-name="P7"><text:span text:style-name="T4">Date</text:span> : 29|01|2019</text:p>
      <text:p text:style-name="P7"/>
      <text:p text:style-name="P7"><text:span text:style-name="T4">Topics covered</text:span>:</text:p>
      <text:p text:style-name="Standard"/>
      <text:p text:style-name="P8">(a) <text:span text:style-name="T1">Implementation of </text:span>Recycler<text:span text:style-name="T1">View and its Applications</text:span></text:p>
      <text:list xml:id="list3453081801" text:style-name="L1">
        <text:list-item>
          <text:p text:style-name="P2">Covered basics of different functions in recycler view ,viz, onBindViewHolder, onCreateViewHolder, ViewHolders.</text:p>
        </text:list-item>
        <text:list-item>
          <text:p text:style-name="P2">Covered nesting of RecyclerViews</text:p>
        </text:list-item>
        <text:list-item>
          <text:p text:style-name="P2">Covered Hetero<text:span text:style-name="T3">Geneous </text:span>RecyclerViews ,ie, different layouts for different itemLists.</text:p>
        </text:list-item>
      </text:list>
      <text:p text:style-name="P9">(b) Inheritance and its Applications</text:p>
      <text:list xml:id="list1418714261" text:style-name="L2">
        <text:list-item>
          <text:p text:style-name="P3">Learnt about basics of inheritance and its importance in android.</text:p>
        </text:list-item>
        <text:list-item>
          <text:p text:style-name="P3">Covered Interface and its use to make tasks easier.</text:p>
        </text:list-item>
      </text:list>
      <text:p text:style-name="P9">(c) ButterKnife Library</text:p>
      <text:p text:style-name="P1"/>
      <text:p text:style-name="P5">Tasks:</text:p>
      <text:p text:style-name="P1">(a) Create a simple android application implementing <text:span text:style-name="T2">above taught topic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7:55:52.446846168</meta:creation-date>
    <dc:date>2019-03-11T19:09:27.587299898</dc:date>
    <meta:editing-duration>PT9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4" meta:character-count="601" meta:non-whitespace-character-count="535"/>
  </office:meta>
</office:document-meta>
</file>